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90007" officeooo:paragraph-rsid="000900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a xlink:type="simple" xlink:href="https://drive.google.com/file/d/1q442IPNxoxYQEQ2Wcak0GbuMzAVicok9/view?usp=drive_link" text:style-name="Internet_20_link" text:visited-style-name="Visited_20_Internet_20_Link">https://drive.google.com/file/d/1q442IPNxoxYQEQ2Wcak0GbuMzAVicok9/view?usp=drive_link</text:a> </text:p>
      <text:p text:style-name="Standard"/>
      <text:p text:style-name="P1">vídeo documentació tècnica, issue 5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6T10:57:11.755873461</meta:creation-date>
    <dc:date>2026-03-26T10:58:42.730786736</dc:date>
    <meta:editing-duration>PT1M31S</meta:editing-duration>
    <meta:editing-cycles>1</meta:editing-cycles>
    <meta:document-statistic meta:table-count="0" meta:image-count="0" meta:object-count="0" meta:page-count="1" meta:paragraph-count="2" meta:word-count="6" meta:character-count="122" meta:non-whitespace-character-count="117"/>
    <meta:generator>LibreOffice/7.4.7.2$Linux_X86_64 LibreOffice_project/40$Build-2</meta:generator>
  </office:meta>
</office:document-meta>
</file>